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 Mono" svg:font-family="'JetBrains Mono', monospace"/>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fo:color="#7a7e85" style:font-name="JetBrains Mono" fo:font-size="9.80000019073486pt" fo:background-color="#1e1f22"/>
    </style:style>
    <style:style style:name="P2" style:family="paragraph" style:parent-style-name="Preformatted_20_Text">
      <style:paragraph-properties fo:margin-top="0in" fo:margin-bottom="0.1965in"/>
      <style:text-properties fo:color="#7a7e85" style:font-name="JetBrains Mono" fo:font-size="9.80000019073486pt" fo:background-color="#1e1f22"/>
    </style:style>
    <style:style style:name="T1" style:family="text">
      <style:text-properties fo:language="ro" fo:country="R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ume: <text:span text:style-name="T1">Dămoc</text:span> Mara Andreea</text:p>
      <text:p text:style-name="Standard">Grupa: 322CC</text:p>
      <text:p text:style-name="Standard">Grad de dificultate: usoara spre medie</text:p>
      <text:p text:style-name="Standard">Timp: aproximativ 30 de ore</text:p>
      <text:p text:style-name="Standard">Dificultate: Implementarea unui design placut, fiindca limbajul nu ofera foarte multe optiuni</text:p>
      <text:p text:style-name="Standard"/>
      <text:p text:style-name="Standard"><text:tab/>Pentru testarea folosind scenariul hardcodat prezentat in cerinta temei 1, in clasa Game se apeleaza functia generateHardcoded(). Pentru testarea generarii primei harti aleator, asa cum se intampla si in primul caz la trecerea la un nou nivel, putem comenta linia care apeleaza functia generateHardcoded() si decomenta linia de dedesubt, care apeleaza generateMap().</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 Mono" svg:font-family="'JetBrains Mono', monospace"/>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7M16S</meta:editing-duration>
    <meta:editing-cycles>6</meta:editing-cycles>
    <meta:generator>OpenOffice/4.1.15$Win32 OpenOffice.org_project/4115m2$Build-9813</meta:generator>
    <dc:date>2025-01-10T17:22:56.78</dc:date>
    <meta:document-statistic meta:table-count="0" meta:image-count="0" meta:object-count="0" meta:page-count="1" meta:paragraph-count="6" meta:word-count="81" meta:character-count="561"/>
    <meta:user-defined meta:name="Info 1"/>
    <meta:user-defined meta:name="Info 2"/>
    <meta:user-defined meta:name="Info 3"/>
    <meta:user-defined meta:name="Info 4"/>
  </office:meta>
</office:document-meta>
</file>